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3000000B7BCF2FA1C7A188316.png" manifest:media-type="image/png"/>
  <manifest:file-entry manifest:full-path="Pictures/100002010000010B000000BC59F858FAFAA6DC23.png" manifest:media-type="image/png"/>
  <manifest:file-entry manifest:full-path="Pictures/1000020100000122000000AE0BE8C6260D6800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4360c" officeooo:paragraph-rsid="0004360c" style:font-size-asian="17.5pt" style:font-size-complex="20pt"/>
    </style:style>
    <style:style style:name="P2" style:family="paragraph" style:parent-style-name="Standard">
      <style:text-properties fo:color="#ff4000" officeooo:paragraph-rsid="0004360c"/>
    </style:style>
    <style:style style:name="T1" style:family="text">
      <style:text-properties officeooo:rsid="0004360c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04360c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de controle de versão é massa</text:p>
      <text:p text:style-name="P2"><text:span text:style-name="T3">e olha esses animais </text:span><draw:frame draw:style-name="fr1" draw:name="Image1" text:anchor-type="char" svg:x="-0.284cm" svg:y="1.693cm" svg:width="7.673cm" svg:height="4.604cm" draw:z-index="0"><draw:image xlink:href="Pictures/1000020100000122000000AE0BE8C6260D680002.png" xlink:type="simple" xlink:show="embed" xlink:actuate="onLoad" loext:mime-type="image/png"/></draw:frame><draw:frame draw:style-name="fr1" draw:name="Image2" text:anchor-type="char" svg:x="7.932cm" svg:y="1.799cm" svg:width="7.064cm" svg:height="4.974cm" draw:z-index="1"><draw:image xlink:href="Pictures/100002010000010B000000BC59F858FAFAA6DC23.png" xlink:type="simple" xlink:show="embed" xlink:actuate="onLoad" loext:mime-type="image/png"/></draw:frame><draw:frame draw:style-name="fr1" draw:name="Image3" text:anchor-type="char" svg:x="2.852cm" svg:y="7.567cm" svg:width="7.276cm" svg:height="4.842cm" draw:z-index="2"><draw:image xlink:href="Pictures/1000020100000113000000B7BCF2FA1C7A188316.png" xlink:type="simple" xlink:show="embed" xlink:actuate="onLoad" loext:mime-type="image/png"/></draw:frame><text:span text:style-name="T3">legais e lind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5:43.239655837</meta:creation-date>
    <dc:date>2022-04-14T14:47:06.581446740</dc:date>
    <meta:editing-duration>PT43S</meta:editing-duration>
    <meta:editing-cycles>1</meta:editing-cycles>
    <meta:document-statistic meta:table-count="0" meta:image-count="3" meta:object-count="0" meta:page-count="1" meta:paragraph-count="2" meta:word-count="14" meta:character-count="70" meta:non-whitespace-character-count="58"/>
    <meta:generator>LibreOffice/6.4.7.2$Linux_X86_64 LibreOffice_project/40$Build-2</meta:generator>
  </office:meta>
</office:document-meta>
</file>